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1.252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8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0.234cm" svg:y="9.104cm">
            <draw:object draw:notify-on-update-of-ranges="Sheet1.K6:Sheet1.K38 Sheet1.L5:Sheet1.L5 Sheet1.L6:Sheet1.L38 Sheet1.M5:Sheet1.M5 Sheet1.M6:Sheet1.M38 Sheet1.N5:Sheet1.N5 Sheet1.O6:Sheet1.O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5" calcext:value-type="float">
            <text:p>75</text:p>
          </table:table-cell>
          <table:table-cell table:formula="of:=COM.MICROSOFT.CONCAT([.B1:.E1])" office:value-type="string" office:string-value="59796575" calcext:value-type="string">
            <text:p>59796575</text:p>
          </table:table-cell>
          <table:table-cell table:number-columns-repeated="8"/>
          <table:table-cell table:style-name="Default"/>
        </table:table-row>
        <table:table-row table:style-name="ro1">
          <table:table-cell table:style-name="ce1" office:value-type="string" calcext:value-type="string">
            <text:p>distance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1234" calcext:value-type="float">
            <text:p>1234</text:p>
          </table:table-cell>
          <table:table-cell table:style-name="ce1" office:value-type="float" office:value="1032" calcext:value-type="float">
            <text:p>1032</text:p>
          </table:table-cell>
          <table:table-cell table:style-name="ce1" office:value-type="float" office:value="1328" calcext:value-type="float">
            <text:p>1328</text:p>
          </table:table-cell>
          <table:table-cell table:formula="of:=COM.MICROSOFT.CONCAT([.B2:.E2])" office:value-type="string" office:string-value="597123410321328" calcext:value-type="string">
            <text:p>597123410321328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x^2 + bx + c = 0</text:p>
          </table:table-cell>
          <table:table-cell table:style-name="Default"/>
        </table:table-row>
        <table:table-row table:style-name="ro1">
          <table:table-cell office:value-type="string" calcext:value-type="string">
            <text:p>Discriminant</text:p>
          </table:table-cell>
          <table:table-cell table:formula="of:=([.B1]^2)-4*[.B2]" office:value-type="float" office:value="1093" calcext:value-type="float">
            <text:p>1093</text:p>
          </table:table-cell>
          <table:table-cell table:formula="of:=([.C1]^2)-4*[.C2]" office:value-type="float" office:value="1305" calcext:value-type="float">
            <text:p>1305</text:p>
          </table:table-cell>
          <table:table-cell table:formula="of:=([.D1]^2)-4*[.D2]" office:value-type="float" office:value="97" calcext:value-type="float">
            <text:p>97</text:p>
          </table:table-cell>
          <table:table-cell table:formula="of:=([.E1]^2)-4*[.E2]" office:value-type="float" office:value="313" calcext:value-type="float">
            <text:p>313</text:p>
          </table:table-cell>
          <table:table-cell table:formula="of:=([.F1]^2)-4*[.F2]" office:value-type="float" office:value="1187136740445313" calcext:value-type="float">
            <text:p>1187136740445313</text:p>
          </table:table-cell>
          <table:table-cell table:number-columns-repeated="7"/>
          <table:table-cell office:value-type="string" calcext:value-type="string">
            <text:p>t^2 -7*'t +9 = 0</text:p>
          </table:table-cell>
          <table:table-cell table:style-name="Default"/>
        </table:table-row>
        <table:table-row table:style-name="ro1">
          <table:table-cell office:value-type="string" calcext:value-type="string">
            <text:p>minRond</text:p>
          </table:table-cell>
          <table:table-cell table:formula="of:=ROUNDUP(([.B1]-SQRT([.B3]))/2;0)" office:value-type="float" office:value="13" calcext:value-type="float">
            <text:p>13</text:p>
          </table:table-cell>
          <table:table-cell table:formula="of:=ROUNDUP(([.C1]-SQRT([.C3]))/2;0)" office:value-type="float" office:value="22" calcext:value-type="float">
            <text:p>22</text:p>
          </table:table-cell>
          <table:table-cell table:formula="of:=ROUNDUP(([.D1]-SQRT([.D3]))/2;0)" office:value-type="float" office:value="28" calcext:value-type="float">
            <text:p>28</text:p>
          </table:table-cell>
          <table:table-cell table:formula="of:=ROUNDUP(([.E1]-SQRT([.E3]))/2;0)" office:value-type="float" office:value="29" calcext:value-type="float">
            <text:p>29</text:p>
          </table:table-cell>
          <table:table-cell table:formula="of:=ROUNDUP(([.F1]-SQRT([.F3]))/2;0)" office:value-type="float" office:value="12670863" calcext:value-type="float">
            <text:p>12670863</text:p>
          </table:table-cell>
          <table:table-cell table:number-columns-repeated="4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in</text:p>
          </table:table-cell>
          <table:table-cell table:formula="of:=([.B1]-SQRT([.B3]))/2" office:value-type="float" office:value="12.9697247451835" calcext:value-type="float">
            <text:p>12.9697247451835</text:p>
          </table:table-cell>
          <table:table-cell table:formula="of:=([.C1]-SQRT([.C3]))/2" office:value-type="float" office:value="21.4376081318116" calcext:value-type="float">
            <text:p>21.4376081318116</text:p>
          </table:table-cell>
          <table:table-cell table:formula="of:=([.D1]-SQRT([.D3]))/2" office:value-type="float" office:value="27.575571099102" calcext:value-type="float">
            <text:p>27.575571099102</text:p>
          </table:table-cell>
          <table:table-cell table:formula="of:=([.E1]-SQRT([.E3]))/2" office:value-type="float" office:value="28.6540969935229" calcext:value-type="float">
            <text:p>28.6540969935229</text:p>
          </table:table-cell>
          <table:table-cell table:formula="of:=([.F1]-SQRT([.F3]))/2" office:value-type="float" office:value="12670862.1232547" calcext:value-type="float">
            <text:p>12670862.1232547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hold_ti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Formule</text:p>
          </table:table-cell>
          <table:table-cell table:style-name="Default"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finalMin</text:p>
          </table:table-cell>
          <table:table-cell table:formula="of:=IF([.B4]=[.B5];[.B5]+1;[.B4])" office:value-type="float" office:value="13" calcext:value-type="float">
            <text:p>13</text:p>
          </table:table-cell>
          <table:table-cell table:formula="of:=IF([.C4]=[.C5];[.C5]+1;[.C4])" office:value-type="float" office:value="22" calcext:value-type="float">
            <text:p>22</text:p>
          </table:table-cell>
          <table:table-cell table:formula="of:=IF([.D4]=[.D5];[.D5]+1;[.D4])" office:value-type="float" office:value="28" calcext:value-type="float">
            <text:p>28</text:p>
          </table:table-cell>
          <table:table-cell table:formula="of:=IF([.E4]=[.E5];[.E5]+1;[.E4])" office:value-type="float" office:value="29" calcext:value-type="float">
            <text:p>29</text:p>
          </table:table-cell>
          <table:table-cell table:formula="of:=IF([.F4]=[.F5];[.F5]+1;[.F4])" office:value-type="float" office:value="12670863" calcext:value-type="float">
            <text:p>12670863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([.J6]-[.K6])*[.K6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L6]^2-1" office:value-type="float" office:value="-1" calcext:value-type="float">
            <text:p>-1</text:p>
          </table:table-cell>
          <table:table-cell table:formula="of:=(([.J6]-[.K6])*[.K6])-[.M6]=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xrond</text:p>
          </table:table-cell>
          <table:table-cell table:formula="of:=ROUNDUP(([.B1]+SQRT([.B3]))/2;0)" office:value-type="float" office:value="47" calcext:value-type="float">
            <text:p>47</text:p>
          </table:table-cell>
          <table:table-cell table:formula="of:=ROUNDUP(([.C1]+SQRT([.C3]))/2;0)" office:value-type="float" office:value="58" calcext:value-type="float">
            <text:p>58</text:p>
          </table:table-cell>
          <table:table-cell table:formula="of:=ROUNDUP(([.D1]+SQRT([.D3]))/2;0)" office:value-type="float" office:value="38" calcext:value-type="float">
            <text:p>38</text:p>
          </table:table-cell>
          <table:table-cell table:formula="of:=ROUNDUP(([.E1]+SQRT([.E3]))/2;0)" office:value-type="float" office:value="47" calcext:value-type="float">
            <text:p>47</text:p>
          </table:table-cell>
          <table:table-cell table:formula="of:=ROUNDUP(([.F1]+SQRT([.F3]))/2;0)" office:value-type="float" office:value="47125713" calcext:value-type="float">
            <text:p>47125713</text:p>
          </table:table-cell>
          <table:table-cell table:number-columns-repeated="2"/>
          <table:table-cell table:formula="of:=[.B10]*[.C10]*[.D10]" office:value-type="float" office:value="12240" calcext:value-type="float">
            <text:p>122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([.J7]-[.K7])*[.K7]" office:value-type="float" office:value="29" calcext:value-type="float">
            <text:p>29</text:p>
          </table:table-cell>
          <table:table-cell office:value-type="float" office:value="200" calcext:value-type="float">
            <text:p>200</text:p>
          </table:table-cell>
          <table:table-cell table:formula="of:=[.L7]^2-1" office:value-type="float" office:value="840" calcext:value-type="float">
            <text:p>840</text:p>
          </table:table-cell>
          <table:table-cell table:formula="of:=(([.J7]-[.K7])*[.K7])-[.M7]=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xrond</text:p>
          </table:table-cell>
          <table:table-cell table:formula="of:=([.B1]+SQRT([.B3]))/2" office:value-type="float" office:value="46.0302752548165" calcext:value-type="float">
            <text:p>46.0302752548165</text:p>
          </table:table-cell>
          <table:table-cell table:formula="of:=([.C1]+SQRT([.C3]))/2" office:value-type="float" office:value="57.5623918681884" calcext:value-type="float">
            <text:p>57.5623918681884</text:p>
          </table:table-cell>
          <table:table-cell table:formula="of:=([.D1]+SQRT([.D3]))/2" office:value-type="float" office:value="37.4244289008981" calcext:value-type="float">
            <text:p>37.4244289008981</text:p>
          </table:table-cell>
          <table:table-cell table:formula="of:=([.E1]+SQRT([.E3]))/2" office:value-type="float" office:value="46.3459030064771" calcext:value-type="float">
            <text:p>46.3459030064771</text:p>
          </table:table-cell>
          <table:table-cell table:formula="of:=([.F1]+SQRT([.F3]))/2" office:value-type="float" office:value="47125712.8767453" calcext:value-type="float">
            <text:p>47125712.8767453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([.J8]-[.K8])*[.K8]" office:value-type="float" office:value="56" calcext:value-type="float">
            <text:p>56</text:p>
          </table:table-cell>
          <table:table-cell office:value-type="float" office:value="200" calcext:value-type="float">
            <text:p>200</text:p>
          </table:table-cell>
          <table:table-cell table:formula="of:=[.L8]^2-1" office:value-type="float" office:value="3135" calcext:value-type="float">
            <text:p>3135</text:p>
          </table:table-cell>
          <table:table-cell table:formula="of:=(([.J8]-[.K8])*[.K8])-[.M8]=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inalMax</text:p>
          </table:table-cell>
          <table:table-cell table:formula="of:=IF([.B8]=[.B7];[.B7]-1;[.B7])" office:value-type="float" office:value="47" calcext:value-type="float">
            <text:p>47</text:p>
          </table:table-cell>
          <table:table-cell table:formula="of:=IF([.C8]=[.C7];[.C7]-1;[.C7])" office:value-type="float" office:value="58" calcext:value-type="float">
            <text:p>58</text:p>
          </table:table-cell>
          <table:table-cell table:formula="of:=IF([.D8]=[.D7];[.D7];[.D7])" office:value-type="float" office:value="38" calcext:value-type="float">
            <text:p>38</text:p>
          </table:table-cell>
          <table:table-cell table:formula="of:=IF([.E8]=[.E7];[.E7];[.E7])" office:value-type="float" office:value="47" calcext:value-type="float">
            <text:p>47</text:p>
          </table:table-cell>
          <table:table-cell table:formula="of:=IF([.F8]=[.F7];[.F7];[.F7])" office:value-type="float" office:value="47125713" calcext:value-type="float">
            <text:p>47125713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([.J9]-[.K9])*[.K9]" office:value-type="float" office:value="81" calcext:value-type="float">
            <text:p>81</text:p>
          </table:table-cell>
          <table:table-cell office:value-type="float" office:value="200" calcext:value-type="float">
            <text:p>200</text:p>
          </table:table-cell>
          <table:table-cell table:formula="of:=[.L9]^2-1" office:value-type="float" office:value="6560" calcext:value-type="float">
            <text:p>6560</text:p>
          </table:table-cell>
          <table:table-cell table:formula="of:=(([.J9]-[.K9])*[.K9])-[.M9]=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plossingen</text:p>
          </table:table-cell>
          <table:table-cell table:formula="of:=[.B9]-[.B6]" office:value-type="float" office:value="34" calcext:value-type="float">
            <text:p>34</text:p>
          </table:table-cell>
          <table:table-cell table:formula="of:=[.C9]-[.C6]" office:value-type="float" office:value="36" calcext:value-type="float">
            <text:p>36</text:p>
          </table:table-cell>
          <table:table-cell table:formula="of:=[.D9]-[.D6]" office:value-type="float" office:value="10" calcext:value-type="float">
            <text:p>10</text:p>
          </table:table-cell>
          <table:table-cell table:formula="of:=[.E9]-[.E6]" office:value-type="float" office:value="18" calcext:value-type="float">
            <text:p>18</text:p>
          </table:table-cell>
          <table:table-cell table:formula="of:=[.F9]-[.F6]" office:value-type="float" office:value="34454850" calcext:value-type="float">
            <text:p>34454850</text:p>
          </table:table-cell>
          <table:table-cell table:formula="of:=[.B10]*[.C10]*[.D10]*[.E10]" office:value-type="float" office:value="220320" calcext:value-type="float">
            <text:p>22032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([.J10]-[.K10])*[.K10]" office:value-type="float" office:value="104" calcext:value-type="float">
            <text:p>104</text:p>
          </table:table-cell>
          <table:table-cell office:value-type="float" office:value="200" calcext:value-type="float">
            <text:p>200</text:p>
          </table:table-cell>
          <table:table-cell table:formula="of:=[.L10]^2-1" office:value-type="float" office:value="10815" calcext:value-type="float">
            <text:p>10815</text:p>
          </table:table-cell>
          <table:table-cell table:formula="of:=(([.J10]-[.K10])*[.K10])-[.M10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([.J11]-[.K11])*[.K11]"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table:formula="of:=[.L11]^2-1" office:value-type="float" office:value="15624" calcext:value-type="float">
            <text:p>15624</text:p>
          </table:table-cell>
          <table:table-cell table:formula="of:=(([.J11]-[.K11])*[.K11])-[.M11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([.J12]-[.K12])*[.K12]" office:value-type="float" office:value="144" calcext:value-type="float">
            <text:p>144</text:p>
          </table:table-cell>
          <table:table-cell office:value-type="float" office:value="200" calcext:value-type="float">
            <text:p>200</text:p>
          </table:table-cell>
          <table:table-cell table:formula="of:=[.L12]^2-1" office:value-type="float" office:value="20735" calcext:value-type="float">
            <text:p>20735</text:p>
          </table:table-cell>
          <table:table-cell table:formula="of:=(([.J12]-[.K12])*[.K12])-[.M12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([.J13]-[.K13])*[.K13]" office:value-type="float" office:value="161" calcext:value-type="float">
            <text:p>161</text:p>
          </table:table-cell>
          <table:table-cell office:value-type="float" office:value="200" calcext:value-type="float">
            <text:p>200</text:p>
          </table:table-cell>
          <table:table-cell table:formula="of:=[.L13]^2-1" office:value-type="float" office:value="25920" calcext:value-type="float">
            <text:p>25920</text:p>
          </table:table-cell>
          <table:table-cell table:formula="of:=(([.J13]-[.K13])*[.K13])-[.M13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([.J14]-[.K14])*[.K14]"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  <table:table-cell table:formula="of:=[.L14]^2-1" office:value-type="float" office:value="30975" calcext:value-type="float">
            <text:p>30975</text:p>
          </table:table-cell>
          <table:table-cell table:formula="of:=(([.J14]-[.K14])*[.K14])-[.M14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([.J15]-[.K15])*[.K15]" office:value-type="float" office:value="189" calcext:value-type="float">
            <text:p>189</text:p>
          </table:table-cell>
          <table:table-cell office:value-type="float" office:value="200" calcext:value-type="float">
            <text:p>200</text:p>
          </table:table-cell>
          <table:table-cell table:formula="of:=[.L15]^2-1" office:value-type="float" office:value="35720" calcext:value-type="float">
            <text:p>35720</text:p>
          </table:table-cell>
          <table:table-cell table:formula="of:=(([.J15]-[.K15])*[.K15])-[.M15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([.J16]-[.K16])*[.K16]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table:formula="of:=[.L16]^2-1" office:value-type="float" office:value="39999" calcext:value-type="float">
            <text:p>39999</text:p>
          </table:table-cell>
          <table:table-cell table:formula="of:=(([.J16]-[.K16])*[.K16])-[.M16]=0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formula="of:=([.J17]-[.K17])*[.K17]"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table:formula="of:=[.L17]^2-1" office:value-type="float" office:value="43680" calcext:value-type="float">
            <text:p>43680</text:p>
          </table:table-cell>
          <table:table-cell table:formula="of:=(([.J17]-[.K17])*[.K17])-[.M17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([.J18]-[.K18])*[.K18]" office:value-type="float" office:value="216" calcext:value-type="float">
            <text:p>216</text:p>
          </table:table-cell>
          <table:table-cell office:value-type="float" office:value="200" calcext:value-type="float">
            <text:p>200</text:p>
          </table:table-cell>
          <table:table-cell table:formula="of:=[.L18]^2-1" office:value-type="float" office:value="46655" calcext:value-type="float">
            <text:p>46655</text:p>
          </table:table-cell>
          <table:table-cell table:formula="of:=(([.J18]-[.K18])*[.K18])-[.M18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formula="of:=([.J19]-[.K19])*[.K19]" office:value-type="float" office:value="221" calcext:value-type="float">
            <text:p>221</text:p>
          </table:table-cell>
          <table:table-cell office:value-type="float" office:value="200" calcext:value-type="float">
            <text:p>200</text:p>
          </table:table-cell>
          <table:table-cell table:formula="of:=[.L19]^2-1" office:value-type="float" office:value="48840" calcext:value-type="float">
            <text:p>48840</text:p>
          </table:table-cell>
          <table:table-cell table:formula="of:=(([.J19]-[.K19])*[.K19])-[.M19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([.J20]-[.K20])*[.K20]" office:value-type="float" office:value="224" calcext:value-type="float">
            <text:p>224</text:p>
          </table:table-cell>
          <table:table-cell office:value-type="float" office:value="200" calcext:value-type="float">
            <text:p>200</text:p>
          </table:table-cell>
          <table:table-cell table:formula="of:=[.L20]^2-1" office:value-type="float" office:value="50175" calcext:value-type="float">
            <text:p>50175</text:p>
          </table:table-cell>
          <table:table-cell table:formula="of:=(([.J20]-[.K20])*[.K20])-[.M20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([.J21]-[.K21])*[.K21]" office:value-type="float" office:value="225" calcext:value-type="float">
            <text:p>225</text:p>
          </table:table-cell>
          <table:table-cell office:value-type="float" office:value="200" calcext:value-type="float">
            <text:p>200</text:p>
          </table:table-cell>
          <table:table-cell table:formula="of:=[.L21]^2-1" office:value-type="float" office:value="50624" calcext:value-type="float">
            <text:p>50624</text:p>
          </table:table-cell>
          <table:table-cell table:formula="of:=(([.J21]-[.K21])*[.K21])-[.M21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([.J22]-[.K22])*[.K22]" office:value-type="float" office:value="224" calcext:value-type="float">
            <text:p>224</text:p>
          </table:table-cell>
          <table:table-cell office:value-type="float" office:value="200" calcext:value-type="float">
            <text:p>200</text:p>
          </table:table-cell>
          <table:table-cell table:formula="of:=[.L22]^2-1" office:value-type="float" office:value="50175" calcext:value-type="float">
            <text:p>50175</text:p>
          </table:table-cell>
          <table:table-cell table:formula="of:=(([.J22]-[.K22])*[.K22])-[.M22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formula="of:=([.J23]-[.K23])*[.K23]" office:value-type="float" office:value="221" calcext:value-type="float">
            <text:p>221</text:p>
          </table:table-cell>
          <table:table-cell office:value-type="float" office:value="200" calcext:value-type="float">
            <text:p>200</text:p>
          </table:table-cell>
          <table:table-cell table:formula="of:=[.L23]^2-1" office:value-type="float" office:value="48840" calcext:value-type="float">
            <text:p>48840</text:p>
          </table:table-cell>
          <table:table-cell table:formula="of:=(([.J23]-[.K23])*[.K23])-[.M23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([.J24]-[.K24])*[.K24]" office:value-type="float" office:value="216" calcext:value-type="float">
            <text:p>216</text:p>
          </table:table-cell>
          <table:table-cell office:value-type="float" office:value="200" calcext:value-type="float">
            <text:p>200</text:p>
          </table:table-cell>
          <table:table-cell table:formula="of:=[.L24]^2-1" office:value-type="float" office:value="46655" calcext:value-type="float">
            <text:p>46655</text:p>
          </table:table-cell>
          <table:table-cell table:formula="of:=(([.J24]-[.K24])*[.K24])-[.M24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formula="of:=([.J25]-[.K25])*[.K25]"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table:formula="of:=[.L25]^2-1" office:value-type="float" office:value="43680" calcext:value-type="float">
            <text:p>43680</text:p>
          </table:table-cell>
          <table:table-cell table:formula="of:=(([.J25]-[.K25])*[.K25])-[.M25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([.J26]-[.K26])*[.K26]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table:formula="of:=[.L26]^2-1" office:value-type="float" office:value="39999" calcext:value-type="float">
            <text:p>39999</text:p>
          </table:table-cell>
          <table:table-cell table:formula="of:=(([.J26]-[.K26])*[.K26])-[.M26]=0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formula="of:=([.J27]-[.K27])*[.K27]" office:value-type="float" office:value="189" calcext:value-type="float">
            <text:p>189</text:p>
          </table:table-cell>
          <table:table-cell office:value-type="float" office:value="200" calcext:value-type="float">
            <text:p>200</text:p>
          </table:table-cell>
          <table:table-cell table:formula="of:=[.L27]^2-1" office:value-type="float" office:value="35720" calcext:value-type="float">
            <text:p>35720</text:p>
          </table:table-cell>
          <table:table-cell table:formula="of:=(([.J27]-[.K27])*[.K27])-[.M27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formula="of:=([.J28]-[.K28])*[.K28]"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  <table:table-cell table:formula="of:=[.L28]^2-1" office:value-type="float" office:value="30975" calcext:value-type="float">
            <text:p>30975</text:p>
          </table:table-cell>
          <table:table-cell table:formula="of:=(([.J28]-[.K28])*[.K28])-[.M28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J29]-[.K29])*[.K29]" office:value-type="float" office:value="161" calcext:value-type="float">
            <text:p>161</text:p>
          </table:table-cell>
          <table:table-cell office:value-type="float" office:value="200" calcext:value-type="float">
            <text:p>200</text:p>
          </table:table-cell>
          <table:table-cell table:formula="of:=[.L29]^2-1" office:value-type="float" office:value="25920" calcext:value-type="float">
            <text:p>25920</text:p>
          </table:table-cell>
          <table:table-cell table:formula="of:=(([.J29]-[.K29])*[.K29])-[.M29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formula="of:=([.J30]-[.K30])*[.K30]" office:value-type="float" office:value="144" calcext:value-type="float">
            <text:p>144</text:p>
          </table:table-cell>
          <table:table-cell office:value-type="float" office:value="200" calcext:value-type="float">
            <text:p>200</text:p>
          </table:table-cell>
          <table:table-cell table:formula="of:=[.L30]^2-1" office:value-type="float" office:value="20735" calcext:value-type="float">
            <text:p>20735</text:p>
          </table:table-cell>
          <table:table-cell table:formula="of:=(([.J30]-[.K30])*[.K30])-[.M30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([.J31]-[.K31])*[.K31]"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table:formula="of:=[.L31]^2-1" office:value-type="float" office:value="15624" calcext:value-type="float">
            <text:p>15624</text:p>
          </table:table-cell>
          <table:table-cell table:formula="of:=(([.J31]-[.K31])*[.K31])-[.M31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formula="of:=([.J32]-[.K32])*[.K32]" office:value-type="float" office:value="104" calcext:value-type="float">
            <text:p>104</text:p>
          </table:table-cell>
          <table:table-cell office:value-type="float" office:value="200" calcext:value-type="float">
            <text:p>200</text:p>
          </table:table-cell>
          <table:table-cell table:formula="of:=[.L32]^2-1" office:value-type="float" office:value="10815" calcext:value-type="float">
            <text:p>10815</text:p>
          </table:table-cell>
          <table:table-cell table:formula="of:=(([.J32]-[.K32])*[.K32])-[.M32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formula="of:=([.J33]-[.K33])*[.K33]" office:value-type="float" office:value="81" calcext:value-type="float">
            <text:p>81</text:p>
          </table:table-cell>
          <table:table-cell office:value-type="float" office:value="200" calcext:value-type="float">
            <text:p>200</text:p>
          </table:table-cell>
          <table:table-cell table:formula="of:=[.L33]^2-1" office:value-type="float" office:value="6560" calcext:value-type="float">
            <text:p>6560</text:p>
          </table:table-cell>
          <table:table-cell table:formula="of:=(([.J33]-[.K33])*[.K33])-[.M33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formula="of:=([.J34]-[.K34])*[.K34]" office:value-type="float" office:value="56" calcext:value-type="float">
            <text:p>56</text:p>
          </table:table-cell>
          <table:table-cell office:value-type="float" office:value="200" calcext:value-type="float">
            <text:p>200</text:p>
          </table:table-cell>
          <table:table-cell table:formula="of:=[.L34]^2-1" office:value-type="float" office:value="3135" calcext:value-type="float">
            <text:p>3135</text:p>
          </table:table-cell>
          <table:table-cell table:formula="of:=(([.J34]-[.K34])*[.K34])-[.M34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([.J35]-[.K35])*[.K35]" office:value-type="float" office:value="29" calcext:value-type="float">
            <text:p>29</text:p>
          </table:table-cell>
          <table:table-cell office:value-type="float" office:value="200" calcext:value-type="float">
            <text:p>200</text:p>
          </table:table-cell>
          <table:table-cell table:formula="of:=[.L35]^2-1" office:value-type="float" office:value="840" calcext:value-type="float">
            <text:p>840</text:p>
          </table:table-cell>
          <table:table-cell table:formula="of:=(([.J35]-[.K35])*[.K35])-[.M35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30" calcext:value-type="float">
            <text:p>30</text:p>
          </table:table-cell>
          <table:table-cell table:formula="of:=([.J36]-[.K36])*[.K36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L36]^2-1" office:value-type="float" office:value="-1" calcext:value-type="float">
            <text:p>-1</text:p>
          </table:table-cell>
          <table:table-cell table:formula="of:=(([.J36]-[.K36])*[.K36])-[.M36]=0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([.J37]-[.K37])*[.K37]" office:value-type="float" office:value="29" calcext:value-type="float">
            <text:p>29</text:p>
          </table:table-cell>
          <table:table-cell office:value-type="float" office:value="200" calcext:value-type="float">
            <text:p>200</text:p>
          </table:table-cell>
          <table:table-cell table:formula="of:=[.L37]^2-1" office:value-type="float" office:value="840" calcext:value-type="float">
            <text:p>840</text:p>
          </table:table-cell>
          <table:table-cell table:formula="of:=(([.J37]-[.K37])*[.K37])-[.M37]=0" office:value-type="boolean" office:boolean-value="false" calcext:value-type="boolean">
            <text:p>FALSE</text:p>
          </table:table-cell>
        </table:table-row>
        <table:table-row table:style-name="ro1" table:visibility="collapse">
          <table:table-cell table:number-columns-repeated="9"/>
          <table:table-cell table:number-columns-repeated="2" office:value-type="float" office:value="30" calcext:value-type="float">
            <text:p>30</text:p>
          </table:table-cell>
          <table:table-cell table:formula="of:=([.J38]-[.K38])*[.K38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L38]^2-1" office:value-type="float" office:value="-1" calcext:value-type="float">
            <text:p>-1</text:p>
          </table:table-cell>
          <table:table-cell table:formula="of:=(([.J38]-[.K38])*[.K38])-[.M38]=0" office:value-type="boolean" office:boolean-value="false" calcext:value-type="boolean">
            <text:p>FALSE</text:p>
          </table:table-cell>
        </table:table-row>
        <table:table-row table:style-name="ro1" table:visibility="collapse">
          <table:table-cell table:number-columns-repeated="1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1T17:15:40.386000000</meta:creation-date>
    <dc:date>2023-12-11T22:24:30.821000000</dc:date>
    <meta:editing-duration>PT4H52M28S</meta:editing-duration>
    <meta:editing-cycles>2</meta:editing-cycles>
    <meta:generator>LibreOffice/7.4.5.1$Windows_X86_64 LibreOffice_project/9c0871452b3918c1019dde9bfac75448afc4b57f</meta:generator>
    <meta:document-statistic meta:table-count="1" meta:cell-count="273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12cm" svg:y="3.703cm" style:legend-expansion="high" chart:style-name="ch2"/>
        <chart:plot-area chart:style-name="ch3" table:cell-range-address="Sheet1.K6:Sheet1.M38 Sheet1.L5:Sheet1.N5 Sheet1.O6:Sheet1.O38" chart:data-source-has-labels="both" svg:x="0.32cm" svg:y="0.18cm" svg:width="12.772cm" svg:height="8.64cm">
          <chart:coordinate-region svg:x="1.127cm" svg:y="0.379cm" svg:width="11.779cm" svg:height="7.794cm"/>
          <chart:axis chart:dimension="x" chart:name="primary-x" chart:style-name="ch4" chartooo:axis-type="auto">
            <chartooo:date-scale/>
            <chart:categories table:cell-range-address="Sheet1.K6:Sheet1.K3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6:Sheet1.L38" chart:label-cell-address="Sheet1.L5:Sheet1.L5" chart:class="chart:line">
            <chart:data-point chart:repeated="32"/>
          </chart:series>
          <chart:series chart:style-name="ch7" chart:values-cell-range-address="Sheet1.M6:Sheet1.M38" chart:label-cell-address="Sheet1.M5:Sheet1.M5" chart:class="chart:line">
            <chart:data-point chart:repeated="32"/>
          </chart:series>
          <chart:series chart:style-name="ch8" chart:values-cell-range-address="Sheet1.O6:Sheet1.O38" chart:label-cell-address="Sheet1.N5:Sheet1.N5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ge</text:p>
                <draw:g>
                  <svg:desc>Sheet1.L5:Sheet1.L5</svg:desc>
                </draw:g>
              </table:table-cell>
              <table:table-cell office:value-type="string">
                <text:p>goal</text:p>
                <draw:g>
                  <svg:desc>Sheet1.M5:Sheet1.M5</svg:desc>
                </draw:g>
              </table:table-cell>
              <table:table-cell office:value-type="string">
                <text:p>Formule</text:p>
                <draw:g>
                  <svg:desc>Sheet1.N5:Sheet1.N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K6:Sheet1.K38</svg:desc>
                </draw:g>
              </table:table-cell>
              <table:table-cell office:value-type="float" office:value="0">
                <text:p>0</text:p>
                <draw:g>
                  <svg:desc>Sheet1.L6:Sheet1.L38</svg:desc>
                </draw:g>
              </table:table-cell>
              <table:table-cell office:value-type="float" office:value="200">
                <text:p>200</text:p>
                <draw:g>
                  <svg:desc>Sheet1.M6:Sheet1.M38</svg:desc>
                </draw:g>
              </table:table-cell>
              <table:table-cell office:value-type="float" office:value="0">
                <text:p>0</text:p>
                <draw:g>
                  <svg:desc>Sheet1.O6:Sheet1.O3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1">
                <text:p>8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4">
                <text:p>104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5">
                <text:p>125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4">
                <text:p>144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1">
                <text:p>16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76">
                <text:p>176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89">
                <text:p>189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09">
                <text:p>209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16">
                <text:p>216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21">
                <text:p>22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24">
                <text:p>224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25">
                <text:p>225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24">
                <text:p>224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21">
                <text:p>22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16">
                <text:p>216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09">
                <text:p>209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89">
                <text:p>189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76">
                <text:p>176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61">
                <text:p>16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44">
                <text:p>144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25">
                <text:p>125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04">
                <text:p>104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81">
                <text:p>8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6">
                <text:p>56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